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2" style:family="table-row">
      <style:table-row-properties style:row-height="3.53cm" fo:keep-together="always"/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1.3" style:family="table-row">
      <style:table-row-properties style:row-height="3.53cm"/>
    </style:style>
    <style:style style:name="Table1.4" style:family="table-row">
      <style:table-row-properties style:row-height="3.53cm"/>
    </style:style>
    <style:style style:name="Table1.5" style:family="table-row">
      <style:table-row-properties style:row-height="3.53cm"/>
    </style:style>
    <style:style style:name="Table1.6" style:family="table-row">
      <style:table-row-properties style:row-height="3.53cm"/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69081d" officeooo:paragraph-rsid="0069081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eb77e" officeooo:paragraph-rsid="004eb77e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fbfd5" officeooo:paragraph-rsid="004fbfd5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0b8be" officeooo:paragraph-rsid="0050b8be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2667c" officeooo:paragraph-rsid="0052667c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officeooo:paragraph-rsid="0029729e"/>
    </style:style>
    <style:style style:name="P14" style:family="paragraph" style:parent-style-name="Table_20_Contents">
      <style:text-properties officeooo:rsid="0029729e" officeooo:paragraph-rsid="0029729e"/>
    </style:style>
    <style:style style:name="P15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P16" style:family="paragraph" style:parent-style-name="Standard">
      <style:text-properties officeooo:paragraph-rsid="0029729e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1f7ae" officeooo:paragraph-rsid="0061f7ae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3a75b" officeooo:paragraph-rsid="0063a75b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58188" officeooo:paragraph-rsid="00658188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5d925" officeooo:paragraph-rsid="0065d925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c4ab6" officeooo:paragraph-rsid="006c4ab6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bold" officeooo:rsid="007475a7" officeooo:paragraph-rsid="007475a7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bold" officeooo:rsid="0077b254" officeooo:paragraph-rsid="0077b254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6c649" officeooo:paragraph-rsid="0066c649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57d98f" officeooo:paragraph-rsid="0069081d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0dccb" officeooo:paragraph-rsid="0069081d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4cf78d"/>
    </style:style>
    <style:style style:name="T2" style:family="text">
      <style:text-properties officeooo:rsid="00551cd5"/>
    </style:style>
    <style:style style:name="T3" style:family="text">
      <style:text-properties officeooo:rsid="0051b76c"/>
    </style:style>
    <style:style style:name="T4" style:family="text">
      <style:text-properties officeooo:rsid="005b5db3"/>
    </style:style>
    <style:style style:name="T5" style:family="text">
      <style:text-properties officeooo:rsid="005f591c"/>
    </style:style>
    <style:style style:name="T6" style:family="text">
      <style:text-properties officeooo:rsid="0060dccb"/>
    </style:style>
    <style:style style:name="T7" style:family="text">
      <style:text-properties officeooo:rsid="00619fe4"/>
    </style:style>
    <style:style style:name="T8" style:family="text">
      <style:text-properties officeooo:rsid="0061f7ae"/>
    </style:style>
    <style:style style:name="T9" style:family="text">
      <style:text-properties officeooo:rsid="006476a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699d87" style:font-weight-asian="bold" style:font-weight-complex="bold"/>
    </style:style>
    <style:style style:name="T12" style:family="text">
      <style:text-properties fo:font-weight="bold" officeooo:rsid="006a90d1" style:font-weight-asian="bold" style:font-weight-complex="bold"/>
    </style:style>
    <style:style style:name="T13" style:family="text">
      <style:text-properties officeooo:rsid="0067f5c5"/>
    </style:style>
    <style:style style:name="T14" style:family="text">
      <style:text-properties officeooo:rsid="0069081d"/>
    </style:style>
    <style:style style:name="T15" style:family="text">
      <style:text-properties officeooo:rsid="00699d87"/>
    </style:style>
    <style:style style:name="T16" style:family="text">
      <style:text-properties officeooo:rsid="006a90d1"/>
    </style:style>
    <style:style style:name="T17" style:family="text">
      <style:text-properties officeooo:rsid="00702a5a"/>
    </style:style>
    <style:style style:name="T18" style:family="text">
      <style:text-properties officeooo:rsid="0071cc0d"/>
    </style:style>
    <style:style style:name="T19" style:family="text">
      <style:text-properties officeooo:rsid="007475a7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5f154" style:font-weight-asian="normal" style:font-weight-complex="normal"/>
    </style:style>
    <style:style style:name="T22" style:family="text">
      <style:text-properties officeooo:rsid="00795062"/>
    </style:style>
    <style:style style:name="T23" style:family="text">
      <style:text-properties officeooo:rsid="007a67f3"/>
    </style:style>
    <style:style style:name="T24" style:family="text">
      <style:text-properties officeooo:rsid="007c79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AG</text:p>
          </table:table-cell>
          <table:table-cell table:style-name="Table1.A1" office:value-type="string">
            <text:p text:style-name="P4">INHALT</text:p>
          </table:table-cell>
          <table:table-cell table:style-name="Table1.A1" office:value-type="string">
            <text:p text:style-name="P4">ARBEITSZEIT</text:p>
          </table:table-cell>
          <table:table-cell table:style-name="Table1.D1" office:value-type="string">
            <text:p text:style-name="P4">ORT</text:p>
          </table:table-cell>
        </table:table-row>
        <table:table-row table:style-name="Table1.2">
          <table:table-cell table:style-name="Table1.A2" office:value-type="string">
            <text:p text:style-name="P5">2016/01/<text:span text:style-name="T5">25</text:span>– MONTAG</text:p>
          </table:table-cell>
          <table:table-cell table:style-name="Table1.A2" office:value-type="string">
            <text:p text:style-name="P26"><text:span text:style-name="T10">CISCO:</text:span> <text:span text:style-name="T14">Chapter</text:span> <text:span text:style-name="T6">2 + 3 gelesen und</text:span></text:p>
            <text:p text:style-name="P27">Examen 2 + 3 durchlaufen</text:p>
            <text:p text:style-name="P27">(83,7%) + (63%).</text:p>
            <text:p text:style-name="P25"><text:span text:style-name="T10">HELPDESK:</text:span> Arbeitsplatz nach Umzug einer Arbeitskollegin in Gebäude GE eingerichtet.</text:p>
            <text:p text:style-name="P25"><text:span text:style-name="T10">AZUBIRUNDE:</text:span> Nichts <text:span text:style-name="T13">N</text:span>ennenswertes.</text:p>
          </table:table-cell>
          <table:table-cell table:style-name="Table1.A2" office:value-type="string">
            <text:p text:style-name="P6">0<text:span text:style-name="T7">658</text:span> – 15<text:span text:style-name="T3">43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3">
          <table:table-cell table:style-name="Table1.A2" office:value-type="string">
            <text:p text:style-name="P4">2016/01/<text:span text:style-name="T5">26</text:span> – DIENSTAG</text:p>
          </table:table-cell>
          <table:table-cell table:style-name="Table1.A2" office:value-type="string">
            <text:p text:style-name="P17"><text:span text:style-name="T10">CISCO:</text:span> <text:span text:style-name="T15">Chapter</text:span> 4 gelesen.</text:p>
            <text:p text:style-name="P18"><text:span text:style-name="T12">SONSTIGES:</text:span><text:span text:style-name="T16"> </text:span>Bibliothek ausgeräumt.</text:p>
          </table:table-cell>
          <table:table-cell table:style-name="Table1.A2" office:value-type="string">
            <text:p text:style-name="P7">0<text:span text:style-name="T8">700</text:span> – <text:span text:style-name="T9">1540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4">
          <table:table-cell table:style-name="Table1.A2" office:value-type="string">
            <text:p text:style-name="P4">2016/01/<text:span text:style-name="T1">27</text:span> – MITTWOCH</text:p>
          </table:table-cell>
          <table:table-cell table:style-name="Table1.A2" office:value-type="string">
            <text:p text:style-name="P19"><text:span text:style-name="T10">CISCO</text:span><text:span text:style-name="T11">:</text:span> <text:span text:style-name="T16">Chapter</text:span> 4 wiederholt.</text:p>
            <text:p text:style-name="P19"><text:span text:style-name="T15">Chapter</text:span> 4 Test durchlaufen.</text:p>
            <text:p text:style-name="P19"><text:span text:style-name="T12">SONSTIGES:</text:span><text:span text:style-name="T16"> </text:span>Präsentation gearbeitet.</text:p>
            <text:p text:style-name="P20">Hardware der Bibliothek ausgesondert.</text:p>
          </table:table-cell>
          <table:table-cell table:style-name="Table1.A2" office:value-type="string">
            <text:p text:style-name="P9">0<text:span text:style-name="T9">659</text:span> – <text:span text:style-name="T9">1527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5">
          <table:table-cell table:style-name="Table1.A2" office:value-type="string">
            <text:p text:style-name="P4">2016/01/<text:span text:style-name="T1">28</text:span> – DONNERSTAG</text:p>
          </table:table-cell>
          <table:table-cell table:style-name="Table1.A2" office:value-type="string">
            <text:p text:style-name="P21"><text:span text:style-name="T10">CISCO:</text:span> Chatper 4 Examen durchlaufen (<text:span text:style-name="T19">80</text:span>%).</text:p>
            <text:p text:style-name="P21"><text:span text:style-name="T10">SONSTIGES:</text:span> Schüler über unsere Abteilung infomiert.</text:p>
            <text:p text:style-name="P21">An Präsentation gearbeitet.</text:p>
          </table:table-cell>
          <table:table-cell table:style-name="Table1.A2" office:value-type="string">
            <text:p text:style-name="P9">0<text:span text:style-name="T4">659 </text:span>– <text:span text:style-name="T17">1540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6">
          <table:table-cell table:style-name="Table1.A2" office:value-type="string">
            <text:p text:style-name="P4">2016/01/<text:span text:style-name="T1">28</text:span> – FREITAG</text:p>
          </table:table-cell>
          <table:table-cell table:style-name="Table1.A2" office:value-type="string">
            <text:p text:style-name="P22">CISCO: <text:span text:style-name="T21">Chapter 5 gelesen.</text:span></text:p>
            <text:p text:style-name="P22">SONSTIGES: <text:span text:style-name="T21">An HZB Projekt gearbeitet.</text:span></text:p>
            <text:p text:style-name="P23"><text:span text:style-name="T21">A</text:span><text:span text:style-name="T20">n Präsentation gearbeitet.</text:span></text:p>
          </table:table-cell>
          <table:table-cell table:style-name="Table1.A2" office:value-type="string">
            <text:p text:style-name="P9">0<text:span text:style-name="T18">700</text:span> – <text:span text:style-name="T22">1542</text:span></text:p>
          </table:table-cell>
          <table:table-cell table:style-name="Table1.D2" office:value-type="string">
            <text:p text:style-name="P8">HZB</text:p>
          </table:table-cell>
        </table:table-row>
      </table:table>
      <text:p text:style-name="P16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5.A" style:family="table-column">
      <style:table-column-properties style:column-width="5.533cm" style:rel-column-width="3137*"/>
    </style:style>
    <style:style style:name="Table5.C" style:family="table-column">
      <style:table-column-properties style:column-width="5.934cm" style:rel-column-width="3364*"/>
    </style:style>
    <style:style style:name="Table5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5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cm" style:rel-column-width="17345*"/>
    </style:style>
    <style:style style:name="Table4.B" style:family="table-column">
      <style:table-column-properties style:column-width="8.001cm" style:rel-column-width="30843*"/>
    </style:style>
    <style:style style:name="Table4.C" style:family="table-column">
      <style:table-column-properties style:column-width="4.5cm" style:rel-column-width="17347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Standard">
      <style:text-properties officeooo:paragraph-rsid="0029729e"/>
    </style:style>
    <style:style style:name="MP5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7" style:family="paragraph" style:parent-style-name="Table_20_Contents">
      <style:text-properties officeooo:paragraph-rsid="0029729e"/>
    </style:style>
    <style:style style:name="MP8" style:family="paragraph" style:parent-style-name="Table_20_Contents">
      <style:text-properties officeooo:rsid="0029729e" officeooo:paragraph-rsid="0029729e"/>
    </style:style>
    <style:style style:name="M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MT1" style:family="text">
      <style:text-properties officeooo:rsid="007c7931"/>
    </style:style>
    <style:style style:name="MT2" style:family="text">
      <style:text-properties officeooo:rsid="007a67f3"/>
    </style:style>
    <style:style style:name="MT3" style:family="text">
      <style:text-properties officeooo:rsid="004cf78d"/>
    </style:style>
    <style:style style:name="MT4" style:family="text">
      <style:text-properties officeooo:rsid="00551cd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column table:style-name="Table5.C"/>
          <table:table-row>
            <table:table-cell table:style-name="Table5.A1" office:value-type="string">
              <text:p text:style-name="MP1">ZEEB, CHARLOTTE</text:p>
            </table:table-cell>
            <table:table-cell table:style-name="Table5.A1" table:number-rows-spanned="2" office:value-type="string">
              <text:p text:style-name="MP2">HELMHOLTZ-ZENTRUM BERLIN</text:p>
            </table:table-cell>
            <table:table-cell table:style-name="Table5.C1" office:value-type="string">
              <text:p text:style-name="MP3">1. SEMESTER</text:p>
            </table:table-cell>
          </table:table-row>
          <table:table-row>
            <table:table-cell table:style-name="Table5.A2" office:value-type="string">
              <text:p text:style-name="MP1">2016/0<text:span text:style-name="MT1">1</text:span>/<text:span text:style-name="MT2">025</text:span> – 2016/01/<text:span text:style-name="MT3">29</text:span></text:p>
            </table:table-cell>
            <table:covered-table-cell/>
            <table:table-cell table:style-name="Table5.C2" office:value-type="string">
              <text:p text:style-name="MP3"><text:span text:style-name="MT4">KW 05</text:span> 2016</text:p>
            </table:table-cell>
          </table:table-row>
        </table:table>
        <text:p text:style-name="Header"/>
      </style:header>
      <style:footer>
        <text:p text:style-name="MP4"/>
        <text:p text:style-name="MP4"/>
        <text:p text:style-name="MP4"/>
        <text:p text:style-name="MP4"/>
        <table:table table:name="SIGN" table:style-name="SIGN">
          <table:table-column table:style-name="SIGN.A" table:number-columns-repeated="3"/>
          <table:table-row>
            <table:table-cell table:style-name="SIGN.A1" office:value-type="string">
              <text:p text:style-name="Table_20_Contents"/>
            </table:table-cell>
            <table:table-cell table:style-name="SIGN.B1" office:value-type="string">
              <text:p text:style-name="Table_20_Contents"/>
            </table:table-cell>
            <table:table-cell table:style-name="SIGN.A1" office:value-type="string">
              <text:p text:style-name="Table_20_Contents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MP4"/>
        <text:p text:style-name="MP4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7"/>
            </table:table-cell>
            <table:table-cell table:style-name="Table2.B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>Unterschrift Klassenlehrer/Außerbetriebliche Fortbildung</text:p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10H2M</meta:editing-duration>
    <meta:editing-cycles>75</meta:editing-cycles>
    <meta:generator>LibreOffice/5.0.4.2$Linux_X86_64 LibreOffice_project/00m0$Build-2</meta:generator>
    <dc:title>Header Schule</dc:title>
    <dc:date>2016-02-02T07:55:40.186567846</dc:date>
    <meta:print-date>2016-01-25T08:40:47.507558524</meta:print-date>
    <meta:document-statistic meta:table-count="6" meta:image-count="0" meta:object-count="0" meta:page-count="2" meta:paragraph-count="44" meta:word-count="124" meta:character-count="967" meta:non-whitespace-character-count="877"/>
    <meta:template xlink:type="simple" xlink:actuate="onRequest" xlink:title="Header Schule" xlink:href="../../../../../.config/libreoffice/4/user/template/Header%20Schule.ott" meta:date="2015-10-18T17:09:17.317328296"/>
  </office:meta>
</office:document-meta>
</file>